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iferico</text:p>
      <text:p text:style-name="Standard"/>
      <text:p text:style-name="Standard"/>
      <text:p text:style-name="Standard">satelite <text:s/>k vayan sobre periferico </text:p>
      <text:p text:style-name="Standard">que me baje en el cosco de satelite </text:p>
      <text:p text:style-name="Standard">ahi un puenye se cruza el puente como si se fuera a regresar </text:p>
      <text:p text:style-name="Standard">a dos cuadras de l retsaurant aungun <text:s text:c="2"/>a espald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te </meta:initial-creator>
    <meta:creation-date>2014-02-22T10:24:12</meta:creation-date>
    <dc:date>2014-02-22T11:59:13</dc:date>
    <dc:creator>Clemente </dc:creator>
    <meta:editing-duration>PT1H19M51S</meta:editing-duration>
    <meta:editing-cycles>1</meta:editing-cycles>
    <meta:document-statistic meta:table-count="0" meta:image-count="0" meta:object-count="0" meta:page-count="1" meta:paragraph-count="5" meta:word-count="36" meta:character-count="191" meta:non-whitespace-character-count="154"/>
    <meta:generator>LibreOffice/3.5$Linux_x86 LibreOffice_project/350m1$Build-2</meta:generator>
  </office:meta>
</office:document-meta>
</file>